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Palatino-Roman" svg:font-family="Palatino-Roma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00" style:font-name="DejaVu Sans" fo:font-size="9pt" fo:font-weight="normal" officeooo:rsid="00cf3075" officeooo:paragraph-rsid="00d0b168" style:font-name-asian="Times New Roman1" style:font-size-asian="9pt" style:font-weight-asian="normal" style:font-name-complex="Palatino-Roman" style:font-size-complex="9pt" style:font-weight-complex="normal"/>
    </style:style>
    <style:style style:name="P2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00" style:font-name="DejaVu Sans" fo:font-size="9pt" fo:font-weight="normal" officeooo:rsid="00cf3075" officeooo:paragraph-rsid="00d1dc7d" style:font-name-asian="Times New Roman1" style:font-size-asian="9pt" style:font-weight-asian="normal" style:font-name-complex="Palatino-Roman" style:font-size-complex="9pt" style:font-weight-complex="normal"/>
    </style:style>
    <style:style style:name="P3" style:family="paragraph" style:parent-style-name="Text_20_body" style:master-page-name="Standard">
      <style:paragraph-properties fo:margin-top="0cm" fo:margin-bottom="0cm" loext:contextual-spacing="false" fo:line-height="100%" fo:text-align="justify" style:justify-single-word="false" style:page-number="auto"/>
      <style:text-properties fo:color="#000000" style:font-name="DejaVu Sans" fo:font-size="9pt" fo:font-weight="normal" officeooo:rsid="00cc681a" officeooo:paragraph-rsid="00d38b0a" style:font-name-asian="Times New Roman1" style:font-size-asian="9pt" style:font-weight-asian="normal" style:font-name-complex="Palatino-Roman" style:font-size-complex="9pt" style:font-weight-complex="normal"/>
    </style:style>
    <style:style style:name="P4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00" style:font-name="DejaVu Sans" fo:font-size="9pt" fo:font-weight="normal" officeooo:rsid="00d0b168" officeooo:paragraph-rsid="00d1dc7d" style:font-name-asian="Times New Roman1" style:font-size-asian="9pt" style:font-weight-asian="normal" style:font-name-complex="Palatino-Roman" style:font-size-complex="9pt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00" style:font-name="DejaVu Sans" fo:font-size="9pt" fo:font-weight="normal" officeooo:rsid="00cf3075" officeooo:paragraph-rsid="00cf3075" style:font-name-asian="Times New Roman1" style:font-size-asian="9pt" style:font-weight-asian="normal" style:font-name-complex="Palatino-Roman" style:font-size-complex="9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996600" style:font-name="DejaVu Sans" fo:font-size="9pt" fo:font-weight="normal" officeooo:rsid="00cf3075" officeooo:paragraph-rsid="00d38b0a" style:font-name-asian="Times New Roman1" style:font-size-asian="9pt" style:font-weight-asian="normal" style:font-name-complex="Palatino-Roman" style:font-size-complex="9pt" style:font-weight-complex="normal"/>
    </style:style>
    <style:style style:name="T1" style:family="text">
      <style:text-properties fo:font-weight="bold" officeooo:rsid="00d0b168" style:font-weight-asian="bold" style:font-weight-complex="bold"/>
    </style:style>
    <style:style style:name="T2" style:family="text">
      <style:text-properties officeooo:rsid="00d0b168"/>
    </style:style>
    <style:style style:name="T3" style:family="text">
      <style:text-properties officeooo:rsid="00d38b0a"/>
    </style:style>
    <style:style style:name="T4" style:family="text">
      <style:text-properties fo:color="#996600" officeooo:rsid="00d38b0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www.janbasktraining.com/blog/oracle-sql-server-mysql-and-postgresql/" text:style-name="Internet_20_link" text:visited-style-name="Visited_20_Internet_20_Link"><text:span text:style-name="T4">https://www.janbasktraining.com/blog/oracle-sql-server-mysql-and-postgresql/</text:span></text:a></text:p>
      <text:p text:style-name="P6"/>
      <text:p text:style-name="P2"><text:span text:style-name="T1">Note:</text:span><text:span text:style-name="T2"> </text:span>Probably oracle also supports java.</text:p>
      <text:p text:style-name="P4">And now read the following link:</text:p>
      <text:p text:style-name="P1"><text:a xlink:type="simple" xlink:href="https://itxdesign.com/mysql-vs-oracle/" text:style-name="Internet_20_link" text:visited-style-name="Visited_20_Internet_20_Link">https://itxdesign.com/mysql-vs-oracle/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Palatino-Roman" svg:font-family="Palatino-Roma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apple-style-span" style:family="text" style:parent-style-name="Default_20_Paragraph_20_Fon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u</meta:initial-creator>
    <meta:editing-cycles>338</meta:editing-cycles>
    <meta:creation-date>2015-08-07T20:28:00</meta:creation-date>
    <dc:date>2019-05-31T10:59:51.443793614</dc:date>
    <meta:editing-duration>P7DT1H2M29S</meta:editing-duration>
    <meta:generator>LibreOffice/5.1.6.2$Linux_X86_64 LibreOffice_project/10m0$Build-2</meta:generator>
    <meta:document-statistic meta:table-count="0" meta:image-count="0" meta:object-count="0" meta:page-count="1" meta:paragraph-count="4" meta:word-count="14" meta:character-count="187" meta:non-whitespace-character-count="177"/>
    <meta:user-defined meta:name="AppVersion">12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